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4147827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725cm, 2.374cm, 5.293cm, 3.437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53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67cm" svg:height="15.036cm" svg:x="1.834cm" svg:y="4.087cm">
          <draw:image xlink:href="Pictures/1000000000000FC000000BD041478270.jpg" xlink:type="simple" xlink:show="embed" xlink:actuate="onLoad" draw:mime-type="image/jpeg">
            <text:p/>
          </draw:image>
        </draw:frame>
        <draw:frame draw:style-name="gr2" draw:text-style-name="P2" draw:layer="layout" svg:width="4.008cm" svg:height="1.703cm" svg:x="2.044cm" svg:y="18.207cm">
          <draw:text-box>
            <text:p>Hole #2</text:p>
          </draw:text-box>
        </draw:frame>
        <draw:frame draw:style-name="gr2" draw:text-style-name="P2" draw:layer="layout" svg:width="4.008cm" svg:height="1.703cm" svg:x="11.92cm" svg:y="18.051cm">
          <draw:text-box>
            <text:p>Hole #18</text:p>
          </draw:text-box>
        </draw:frame>
        <draw:line draw:style-name="gr3" draw:text-style-name="P3" draw:layer="layout" svg:x1="3.93cm" svg:y1="18.023cm" svg:x2="3.144cm" svg:y2="16.976cm">
          <text:p/>
        </draw:line>
        <draw:line draw:style-name="gr3" draw:text-style-name="P3" draw:layer="layout" svg:x1="14.12cm" svg:y1="18.05cm" svg:x2="12.418cm" svg:y2="16.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6:30:49.289058620</meta:creation-date>
    <dc:date>2025-10-07T16:50:06.433977854</dc:date>
    <meta:editing-duration>PT19M17S</meta:editing-duration>
    <meta:editing-cycles>2</meta:editing-cycles>
    <meta:generator>LibreOffice/24.2.7.2$Linux_X86_64 LibreOffice_project/420$Build-2</meta:generator>
    <meta:document-statistic meta:object-count="5"/>
  </office:meta>
</office:document-meta>
</file>